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Birka" svg:font-family="Birka"/>
    <style:font-face style:name="Mangal1" svg:font-family="Mangal"/>
    <style:font-face style:name="OpenSymbol" svg:font-family="OpenSymbol"/>
    <style:font-face style:name="Birka-Italic" svg:font-family="Birka-Italic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style:text-autospace="none"/>
    </style:style>
    <style:style style:name="T1" style:family="text">
      <style:text-properties style:font-name="Birka-Italic" fo:font-style="italic" style:font-name-asian="Birka-Italic" style:font-style-asian="italic" style:font-name-complex="Birka-Italic" style:font-style-complex="italic"/>
    </style:style>
    <style:style style:name="T2" style:family="text">
      <style:text-properties style:font-name="Birka-Italic" fo:font-size="10pt" fo:font-style="italic" style:font-name-asian="Birka-Italic" style:font-size-asian="10pt" style:font-style-asian="italic" style:font-name-complex="Birka-Italic" style:font-size-complex="10pt" style:font-style-complex="italic"/>
    </style:style>
    <style:style style:name="T3" style:family="text">
      <style:text-properties style:font-name="Birka" fo:font-size="10pt" style:font-name-asian="Birka" style:font-size-asian="10pt" style:font-name-complex="Birka" style:font-size-complex="10pt"/>
    </style:style>
    <style:style style:name="T4" style:family="text">
      <style:text-properties style:font-name="Birka" fo:font-size="10pt" fo:font-weight="bold" style:font-name-asian="Birka" style:font-size-asian="10pt" style:font-weight-asian="bold" style:font-name-complex="Birka" style:font-size-complex="10pt" style:font-weight-complex="bold"/>
    </style:style>
    <style:style style:name="T5" style:family="text">
      <style:text-properties fo:color="#800000" style:font-name="Birka" fo:font-size="10pt" fo:font-weight="bold" style:font-name-asian="Birka" style:font-size-asian="10pt" style:font-weight-asian="bold" style:font-name-complex="Birka" style:font-size-complex="10pt" style:font-weight-complex="bold"/>
    </style:style>
    <style:style style:name="T6" style:family="text">
      <style:text-properties fo:color="#00ae00" style:font-name="Birka" fo:font-size="10pt" fo:font-weight="bold" style:font-name-asian="Birka" style:font-size-asian="10pt" style:font-weight-asian="bold" style:font-name-complex="Birka" style:font-size-complex="10pt" style:font-weight-complex="bold"/>
    </style:style>
    <style:style style:name="T7" style:family="text">
      <style:text-properties fo:color="#ff950e" style:font-name="Birka" fo:font-size="10pt" fo:font-weight="bold" style:font-name-asian="Birka" style:font-size-asian="10pt" style:font-weight-asian="bold" style:font-name-complex="Birka" style:font-size-complex="10pt" style:font-weight-complex="bold"/>
    </style:style>
    <style:style style:name="T8" style:family="text">
      <style:text-properties fo:color="#ff3366" style:font-name="Birka" fo:font-size="10pt" fo:font-weight="bold" style:font-name-asian="Birka" style:font-size-asian="10pt" style:font-weight-asian="bold" style:font-name-complex="Birka" style:font-size-complex="10pt" style:font-weight-complex="bold"/>
    </style:style>
    <style:style style:name="T9" style:family="text">
      <style:text-properties fo:color="#ff3366" style:font-name="Birka" fo:font-size="10pt" style:font-name-asian="Birka" style:font-size-asian="10pt" style:font-name-complex="Birka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709253" text:style-name="L1">
        <text:list-item>
          <text:p text:style-name="P1"><text:span text:style-name="T3">Git uses a </text:span><text:span text:style-name="T8">common cryptographic hash function</text:span><text:span text:style-name="T3">, called </text:span><text:span text:style-name="T2">Secure Hash Function <text:s/></text:span><text:span text:style-name="T4">(</text:span><text:span text:style-name="T8">SHA1</text:span><text:span text:style-name="T4">),</text:span><text:span text:style-name="T3"> to name and identify objects within its database. Though perhaps not <text:s/>absolute, in practice it has proven to be solid enough to ensure integrity and trust <text:s/>for all Git’s distributed repositori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rka" svg:font-family="Birka"/>
    <style:font-face style:name="Mangal1" svg:font-family="Mangal"/>
    <style:font-face style:name="OpenSymbol" svg:font-family="OpenSymbol"/>
    <style:font-face style:name="Birka-Italic" svg:font-family="Birka-Italic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902in" fo:margin-right="0.4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nad N</meta:initial-creator>
    <meta:creation-date>2012-12-11T10:24:18.92</meta:creation-date>
    <meta:document-statistic meta:table-count="0" meta:image-count="0" meta:object-count="0" meta:page-count="1" meta:paragraph-count="1" meta:word-count="44" meta:character-count="280"/>
    <dc:date>2012-12-11T11:02:58.56</dc:date>
    <dc:creator>Nenad N</dc:creator>
    <meta:editing-duration>PT38M39S</meta:editing-duration>
    <meta:editing-cycles>1</meta:editing-cycles>
    <meta:generator>OpenOffice.org/3.3$Win32 OpenOffice.org_project/330m20$Build-9567</meta:generator>
  </office:meta>
</office:document-meta>
</file>